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b76ec" officeooo:paragraph-rsid="000b76ec" style:font-weight-asian="bold" style:font-weight-complex="bold"/>
    </style:style>
    <style:style style:name="P2" style:family="paragraph" style:parent-style-name="Standard">
      <style:text-properties fo:font-weight="normal" officeooo:rsid="000b76ec" officeooo:paragraph-rsid="000b76ec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age 1</text:p>
      <text:p text:style-name="P2">We get an error message whenever we try to test something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4T11:51:34.981233058</meta:creation-date>
    <dc:date>2022-06-14T11:52:10.486940474</dc:date>
    <meta:editing-duration>PT35S</meta:editing-duration>
    <meta:editing-cycles>1</meta:editing-cycles>
    <meta:document-statistic meta:table-count="0" meta:image-count="0" meta:object-count="0" meta:page-count="1" meta:paragraph-count="2" meta:word-count="13" meta:character-count="65" meta:non-whitespace-character-count="54"/>
    <meta:generator>LibreOffice/6.4.7.2$Linux_X86_64 LibreOffice_project/40$Build-2</meta:generator>
  </office:meta>
</office:document-meta>
</file>